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de936" officeooo:paragraph-rsid="000de936"/>
    </style:style>
    <style:style style:name="P2" style:family="paragraph" style:parent-style-name="Standard">
      <style:text-properties fo:font-style="normal" fo:font-weight="bold" officeooo:rsid="000de936" officeooo:paragraph-rsid="000de936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e8c64" officeooo:paragraph-rsid="000e8c6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e936" officeooo:paragraph-rsid="000de936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0de936" officeooo:paragraph-rsid="000e8c64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de936" officeooo:paragraph-rsid="000de936" style:font-weight-asian="bold" style:font-weight-complex="bold"/>
    </style:style>
    <style:style style:name="T1" style:family="text">
      <style:text-properties officeooo:rsid="000e8c64"/>
    </style:style>
    <style:style style:name="T2" style:family="text">
      <style:text-properties fo:font-style="normal" officeooo:rsid="000e8c64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정보보호시스템(01)</text:p>
      <text:p text:style-name="P4"/>
      <text:p text:style-name="P5">20144787_정호영</text:p>
      <text:p text:style-name="P6"/>
      <text:p text:style-name="P2"/>
      <text:p text:style-name="P3">구조체 etc/shadow <text:s/>에 있는 사용자 계정 비밀번호 암호생성일자 사용기간를 알아보았습니다.</text:p>
      <text:p text:style-name="P3"/>
      <text:p text:style-name="P2"/>
      <text:p text:style-name="P1">1. ex1_1.c 소스파일</text:p>
      <text:p text:style-name="P1"/>
      <text:p text:style-name="P1">#include &lt;unistd.h&gt;</text:p>
      <text:p text:style-name="P1">#include &lt;pwd.h&gt;</text:p>
      <text:p text:style-name="P1">#include &lt;stdio.h&gt;</text:p>
      <text:p text:style-name="P1"/>
      <text:p text:style-name="P1">int main(void){</text:p>
      <text:p text:style-name="P1"><text:tab/>struct passwd *pw; <text:tab/><text:tab/><text:tab/><text:tab/></text:p>
      <text:p text:style-name="P1"/>
      <text:p text:style-name="P1"><text:tab/>pw = getpwuid(getuid());<text:tab/><text:tab/><text:tab/>//현재 사용 아이디로 비밀번호 파일 읽어오기</text:p>
      <text:p text:style-name="P1"><text:tab/>printf("UID :%d\n", (int)pw-&gt;pw_uid);<text:tab/><text:tab/>//현재 사용 아이디</text:p>
      <text:p text:style-name="P1"><text:tab/>printf("Login Name : %s\n", pw-&gt;pw_name);<text:tab/>//현재 사용 이름</text:p>
      <text:p text:style-name="P1"/>
      <text:p text:style-name="P1"><text:tab/>return 0;</text:p>
      <text:p text:style-name="P1">}</text:p>
      <text:p text:style-name="P1"/>
      <text:p text:style-name="P1">결과 =&gt;UID :0</text:p>
      <text:p text:style-name="P1">Login Name : root</text:p>
      <text:p text:style-name="P1"/>
      <text:p text:style-name="P1">2. <text:s/>ex1_2.c 소스파일</text:p>
      <text:p text:style-name="P1"/>
      <text:p text:style-name="P1">#include &lt;stdio.h&gt;</text:p>
      <text:p text:style-name="P1">#include &lt;pwd.h&gt;</text:p>
      <text:p text:style-name="P1"/>
      <text:p text:style-name="P1">int main(void){</text:p>
      <text:p text:style-name="P1"><text:tab/>struct passwd *pw;</text:p>
      <text:p text:style-name="P1"/>
      <text:p text:style-name="P1"><text:tab/>pw = getpwnam("kbsong");<text:tab/><text:tab/><text:tab/>//kbsong이라는 이름을 얻어와서 passwd 구조체 접근</text:p>
      <text:p text:style-name="P1"><text:tab/>printf("UID : %d\n", (int)pw-&gt;pw_uid);<text:tab/><text:tab/>//사용 아이디 얻기</text:p>
      <text:p text:style-name="P1"><text:tab/>printf("Home Directory : %s\n", pw-&gt;pw_dir);<text:tab/>//홈 디렉토리 얻기</text:p>
      <text:p text:style-name="P1"/>
      <text:p text:style-name="P1"><text:tab/>return 0;</text:p>
      <text:p text:style-name="P1"><text:soft-page-break/>}</text:p>
      <text:p text:style-name="P1"/>
      <text:p text:style-name="P1">결과=&gt;</text:p>
      <text:p text:style-name="P1">UID : 1002</text:p>
      <text:p text:style-name="P1">Home Directory : /home/kbsong</text:p>
      <text:p text:style-name="P1"/>
      <text:p text:style-name="P1">3. ex1_3.c 소스파일</text:p>
      <text:p text:style-name="P1"/>
      <text:p text:style-name="P1">#include &lt;stdio.h&gt;</text:p>
      <text:p text:style-name="P1">#include &lt;pwd.h&gt;</text:p>
      <text:p text:style-name="P1"/>
      <text:p text:style-name="P1">int main(void){</text:p>
      <text:p text:style-name="P1"><text:tab/>struct passwd *pw;</text:p>
      <text:p text:style-name="P1"><text:tab/>int n;</text:p>
      <text:p text:style-name="P1"><text:tab/>for(n=0; n&lt;3; n++){<text:tab/><text:tab/><text:tab/><text:tab/>///etc/passwd파일 순차적(3번)읽기</text:p>
      <text:p text:style-name="P1"><text:tab/><text:tab/>pw = getpwent();<text:tab/><text:tab/><text:tab/>//getpwent로 구조체 읽어오기 </text:p>
      <text:p text:style-name="P1"><text:tab/><text:tab/>printf("UID : %d, LoginName : %s\n", (int)pw-&gt;pw_uid, </text:p>
      <text:p text:style-name="P1"><text:tab/><text:tab/><text:tab/><text:tab/>pw-&gt;pw_name);<text:tab/><text:tab/>//사용 아이디와 로그인 <text:s/>이름 나열</text:p>
      <text:p text:style-name="P1"><text:tab/>}</text:p>
      <text:p text:style-name="P1"/>
      <text:p text:style-name="P1"><text:tab/>return 0;</text:p>
      <text:p text:style-name="P1"><text:tab/></text:p>
      <text:p text:style-name="P1">}</text:p>
      <text:p text:style-name="P1"/>
      <text:p text:style-name="P1">결과=&gt;UID : 0, LoginName : root</text:p>
      <text:p text:style-name="P1">UID : 1, LoginName : daemon</text:p>
      <text:p text:style-name="P1">UID : 2, LoginName : bin</text:p>
      <text:p text:style-name="P1"/>
      <text:p text:style-name="P1">4. ex1_4.c 소스파일</text:p>
      <text:p text:style-name="P1"/>
      <text:p text:style-name="P1">#include &lt;stdio.h&gt;</text:p>
      <text:p text:style-name="P1">#include &lt;shadow.h&gt;</text:p>
      <text:p text:style-name="P1"/>
      <text:p text:style-name="P1">int main(void){</text:p>
      <text:p text:style-name="P1"><text:tab/>struct spwd *spw;</text:p>
      <text:p text:style-name="P1"/>
      <text:p text:style-name="P1"><text:tab/>spw = getspnam("kbsong");</text:p>
      <text:p text:style-name="P1"><text:tab/>printf("Login Name : %s\n", spw-&gt;sp_namp);<text:tab/>//로그인 이름 :kbsong</text:p>
      <text:p text:style-name="P1"><text:tab/>printf("Passwd : %s\n", spw-&gt;sp_pwdp);<text:tab/><text:tab/>//비밀번호 : *</text:p>
      <text:p text:style-name="P1"><text:tab/>printf("Last Change : %ld\n", spw-&gt;sp_lstchg);<text:tab/>//마지막으로 바뀐 변화</text:p>
      <text:p text:style-name="P1"/>
      <text:p text:style-name="P1"><text:soft-page-break/><text:tab/>return 0;</text:p>
      <text:p text:style-name="P1">}</text:p>
      <text:p text:style-name="P1"/>
      <text:p text:style-name="P1">결과=&gt;Login Name : kbsong</text:p>
      <text:p text:style-name="P1">Passwd : $6$cpFrLInI$lHU9fSbb2w/L/EcE2uvHpK4FaCxNYRu0yXYZ4d580HfzmZqPGwzNGIHaS54b1He8H.B2f6rLZXG.fzf.zhUro0</text:p>
      <text:p text:style-name="P1">Last Change : 18180</text:p>
      <text:p text:style-name="P1"/>
      <text:p text:style-name="P1">5. <text:s/>ex1_5.c 소스파일</text:p>
      <text:p text:style-name="P1">#include &lt;stdio.h&gt;</text:p>
      <text:p text:style-name="P1">#include &lt;shadow.h&gt;</text:p>
      <text:p text:style-name="P1"/>
      <text:p text:style-name="P1">int main(void){</text:p>
      <text:p text:style-name="P1"><text:tab/>struct spwd *spw;<text:tab/><text:tab/><text:tab/><text:tab/></text:p>
      <text:p text:style-name="P1"><text:tab/>int n;</text:p>
      <text:p text:style-name="P1"/>
      <text:p text:style-name="P1"><text:tab/>for(n=0; n&lt;3; n++){</text:p>
      <text:p text:style-name="P1"><text:tab/><text:tab/>spw = getspent();<text:tab/><text:tab/><text:tab/><text:tab/>//getspent로 spwd구조체 읽어오기</text:p>
      <text:p text:style-name="P1"><text:tab/><text:tab/>printf("LoginName : %s, Passwd : %s\n", spw-&gt;sp_namp,</text:p>
      <text:p text:style-name="P1"><text:tab/><text:tab/><text:tab/><text:tab/>spw-&gt;sp_pwdp);<text:tab/><text:tab/><text:tab/>//로그인한 이름과 비밀번호 나열</text:p>
      <text:p text:style-name="P1"><text:tab/>}</text:p>
      <text:p text:style-name="P1"><text:tab/>return 0;</text:p>
      <text:p text:style-name="P1">}</text:p>
      <text:p text:style-name="P1"/>
      <text:p text:style-name="P1">결과=&gt;LoginName : root, Passwd : !</text:p>
      <text:p text:style-name="P1">LoginName : daemon, Passwd : *</text:p>
      <text:p text:style-name="P1">LoginName : bin, Passwd : *</text:p>
      <text:p text:style-name="P1"/>
      <text:p text:style-name="P1"/>
      <text:p text:style-name="P1">6. ex1_6.c 소스파일</text:p>
      <text:p text:style-name="P1"/>
      <text:p text:style-name="P1">#include &lt;stdio.h&gt;</text:p>
      <text:p text:style-name="P1">#include &lt;sys/types.h&gt;</text:p>
      <text:p text:style-name="P1">#include &lt;unistd.h&gt;</text:p>
      <text:p text:style-name="P1"/>
      <text:p text:style-name="P1">int main(void){</text:p>
      <text:p text:style-name="P1"><text:tab/>gid_t gid, egid;</text:p>
      <text:p text:style-name="P1"/>
      <text:p text:style-name="P1"><text:tab/>gid = getgid();</text:p>
      <text:p text:style-name="P1"><text:tab/>egid = getegid();</text:p>
      <text:p text:style-name="P1"><text:soft-page-break/></text:p>
      <text:p text:style-name="P1"><text:tab/>printf("GID = %d, EGID = %d\n", (int)gid, (int)egid);<text:tab/>//그룹아이디와 유효사용자 아이디를 불러오기</text:p>
      <text:p text:style-name="P1"><text:tab/></text:p>
      <text:p text:style-name="P1"><text:tab/>return 0;</text:p>
      <text:p text:style-name="P1">}</text:p>
      <text:p text:style-name="P1"/>
      <text:p text:style-name="P1">결과=&gt; GID = 0, EGID = 0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6:48:12.545572799</meta:creation-date>
    <dc:date>2019-10-11T16:59:59.077954286</dc:date>
    <meta:editing-duration>PT11M4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89" meta:word-count="496" meta:character-count="2115" meta:non-whitespace-character-count="1803"/>
  </office:meta>
</office:document-meta>
</file>